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c6f3f"/>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Text_20_body_20_indent">
      <style:text-properties officeooo:paragraph-rsid="000c6f3f"/>
    </style:style>
    <style:style style:name="P9" style:family="paragraph" style:parent-style-name="Heading_20_2">
      <style:text-properties officeooo:paragraph-rsid="0009bbb9"/>
    </style:style>
    <style:style style:name="P10" style:family="paragraph" style:parent-style-name="Heading_20_2">
      <style:text-properties officeooo:paragraph-rsid="000c6f3f"/>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Heading_20_3">
      <style:text-properties officeooo:paragraph-rsid="000c6f3f"/>
    </style:style>
    <style:style style:name="P14" style:family="paragraph" style:parent-style-name="Text_20_body_20_indent" style:list-style-name="L1">
      <style:text-properties fo:font-weight="normal" officeooo:rsid="000c6f3f" officeooo:paragraph-rsid="000c6f3f" style:font-weight-asian="normal" style:font-weight-complex="normal"/>
    </style:style>
    <style:style style:name="P15" style:family="paragraph" style:parent-style-name="Text_20_body_20_indent" style:list-style-name="L2">
      <style:text-properties officeooo:rsid="0009fd86" officeooo:paragraph-rsid="0009fd86"/>
    </style:style>
    <style:style style:name="P16" style:family="paragraph" style:parent-style-name="Text_20_body_20_indent" style:list-style-name="L2">
      <style:text-properties officeooo:rsid="0009fd86" officeooo:paragraph-rsid="000c6f3f"/>
    </style:style>
    <style:style style:name="P17" style:family="paragraph" style:parent-style-name="Text_20_body_20_indent" style:list-style-name="L2">
      <style:text-properties officeooo:rsid="000c6f3f" officeooo:paragraph-rsid="000c6f3f"/>
    </style:style>
    <style:style style:name="P18" style:family="paragraph" style:parent-style-name="Text_20_body_20_indent" style:list-style-name="L3">
      <style:text-properties fo:font-style="normal" officeooo:rsid="0009fd86" officeooo:paragraph-rsid="0009fd86" style:font-style-asian="normal" style:font-style-complex="normal"/>
    </style:style>
    <style:style style:name="P19" style:family="paragraph" style:parent-style-name="Text_20_body_20_indent" style:list-style-name="L4">
      <style:text-properties fo:font-style="normal" officeooo:rsid="0009fd86" officeooo:paragraph-rsid="0009fd86" style:font-style-asian="normal" style:font-style-complex="normal"/>
    </style:style>
    <style:style style:name="P20" style:family="paragraph" style:parent-style-name="Text_20_body_20_indent" style:list-style-name="L5">
      <style:text-properties fo:font-style="normal" officeooo:rsid="0009fd86" officeooo:paragraph-rsid="000c6f3f" style:font-style-asian="normal" style:font-style-complex="normal"/>
    </style:style>
    <style:style style:name="P21" style:family="paragraph" style:parent-style-name="Text_20_body_20_indent" style:list-style-name="L6">
      <style:text-properties fo:font-style="normal" officeooo:rsid="0009fd86" officeooo:paragraph-rsid="000c6f3f" style:font-style-asian="normal" style:font-style-complex="normal"/>
    </style:style>
    <style:style style:name="P22" style:family="paragraph" style:parent-style-name="Text_20_body_20_indent" style:list-style-name="L7">
      <style:text-properties fo:font-style="normal" officeooo:rsid="0009fd86" officeooo:paragraph-rsid="0009fd86" style:font-style-asian="normal" style:font-style-complex="normal"/>
    </style:style>
    <style:style style:name="P23" style:family="paragraph" style:parent-style-name="Text_20_body_20_indent" style:list-style-name="L8">
      <style:text-properties fo:font-style="normal" officeooo:rsid="0009fd86" officeooo:paragraph-rsid="0009fd86" style:font-style-asian="normal" style:font-style-complex="normal"/>
    </style:style>
    <style:style style:name="P24" style:family="paragraph" style:parent-style-name="Text_20_body_20_indent" style:list-style-name="L3">
      <style:text-properties fo:font-style="normal" officeooo:rsid="000c6f3f" officeooo:paragraph-rsid="000c6f3f" style:font-style-asian="normal" style:font-style-complex="normal"/>
    </style:style>
    <style:style style:name="P25" style:family="paragraph" style:parent-style-name="Text_20_body_20_indent" style:list-style-name="L4">
      <style:text-properties fo:font-style="normal" officeooo:rsid="000c6f3f" officeooo:paragraph-rsid="000c6f3f" style:font-style-asian="normal" style:font-style-complex="normal"/>
    </style:style>
    <style:style style:name="P26" style:family="paragraph" style:parent-style-name="Text_20_body_20_indent" style:list-style-name="L6">
      <style:text-properties fo:font-style="normal" officeooo:rsid="000c6f3f" officeooo:paragraph-rsid="000c6f3f" style:font-style-asian="normal" style:font-style-complex="normal"/>
    </style:style>
    <style:style style:name="P27" style:family="paragraph" style:parent-style-name="Text_20_body_20_indent" style:list-style-name="L9">
      <style:text-properties fo:font-style="normal" officeooo:rsid="000c6f3f" officeooo:paragraph-rsid="000c6f3f" style:font-style-asian="normal" style:font-style-complex="normal"/>
    </style:style>
    <style:style style:name="P28" style:family="paragraph" style:parent-style-name="Text_20_body_20_indent" style:list-style-name="L10">
      <style:text-properties fo:font-style="normal" officeooo:rsid="000c6f3f" officeooo:paragraph-rsid="000c6f3f" style:font-style-asian="normal" style:font-style-complex="normal"/>
    </style:style>
    <style:style style:name="P29" style:family="paragraph" style:parent-style-name="Text_20_body_20_indent" style:list-style-name="L4">
      <style:text-properties fo:font-style="normal" officeooo:rsid="0009bbb9" officeooo:paragraph-rsid="0009bbb9" style:font-style-asian="normal" style:font-style-complex="normal"/>
    </style:style>
    <style:style style:name="P30" style:family="paragraph" style:parent-style-name="Text_20_body_20_indent" style:list-style-name="L8">
      <style:text-properties fo:font-style="normal" officeooo:rsid="0009bbb9" officeooo:paragraph-rsid="0009bbb9" style:font-style-asian="normal" style:font-style-complex="normal"/>
    </style:style>
    <style:style style:name="P31" style:family="paragraph" style:parent-style-name="Text_20_body_20_indent" style:list-style-name="L2">
      <style:text-properties officeooo:rsid="0009bbb9" officeooo:paragraph-rsid="0009fd86"/>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6f3f"/>
    </style:style>
    <style:style style:name="T5" style:family="text">
      <style:text-properties officeooo:rsid="000ce88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text:span text:style-name="T4">Maitrise</text:spa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text:span><text:span text:style-name="T4">Cette formation présente l’ensemble des techniques du deep learning sur un vaste ensemble de types de données. Les stagiaires seront amenés à approfondir leurs connaissances et leurs techniques des réseaux de neurones en traitant aussi bien des données tabulaires, que de l’image ou du texte</text:span><text:span text:style-name="T3">. </text:span><text:span text:style-name="T4">Les travaux pratiques en python recouvrent 50 % de la formation afin que les stagiaires puissent appréhender </text:span><text:span text:style-name="T3"><text:s/></text:span><text:span text:style-name="T4">les outils et les modèles et les réutiliser aisément.</text:span></text:p>
      <text:h text:style-name="P11" text:outline-level="3">Compétences visées :</text:h>
      <text:p text:style-name="P7">À l’issue de cette formation, les stagiaires seront en mesure de :</text:p>
      <text:list text:style-name="L1">
        <text:list-item>
          <text:p text:style-name="P14">Créer et entraîner un modèle de réseaux de neurones avec Keras et Tensorflow</text:p>
        </text:list-item>
        <text:list-item>
          <text:p text:style-name="P14">Utiliser le deep learning pour tout type d’apprentissage (Classification, prédiction, non supervisé, etc.)</text:p>
        </text:list-item>
        <text:list-item>
          <text:p text:style-name="P14">Traiter automatiquement des données tabulaires</text:p>
        </text:list-item>
        <text:list-item>
          <text:p text:style-name="P14">Traiter automatiquement des données images</text:p>
        </text:list-item>
        <text:list-item>
          <text:p text:style-name="P14">Traiter automatiquement des données textuelles ou séquentielles</text:p>
        </text:list-item>
        <text:list-item>
          <text:p text:style-name="P14">Proposer une structure de modèle moderne à un problème particulier</text:p>
        </text:list-item>
      </text:list>
      <text:h text:style-name="Heading_20_3" text:outline-level="3">Public visé :</text:h>
      <text:p text:style-name="P3">Ingénieurs, chefs de projets ou développeurs <text:span text:style-name="T4">disposant de connaissances en machine learing souhaitant approfondir l’aspect deep learning</text:span>.</text:p>
      <text:h text:style-name="Heading_20_3" text:outline-level="3">Prérequis :</text:h>
      <text:p text:style-name="P3">Une connaissance de base à Python est requise, ainsi qu’une <text:span text:style-name="T4">connaissance des concepts clefs du machine learning (Différence supervisé/non supervisé, séparation jeux de données entrainement/validation/test, évaluations et métriques...)</text:span>.</text:p>
      <text:h text:style-name="Heading_20_3" text:outline-level="3">Nombre de jours :</text:h>
      <text:p text:style-name="Text_20_body_20_indent"><text:span text:style-name="T4">3</text:span> jours</text:p>
      <text:p text:style-name="P1"/>
      <text:h text:style-name="Heading_20_1" text:outline-level="1"><text:soft-page-break/>Plan de formation</text:h>
      <text:h text:style-name="P9" text:outline-level="2">Partie <text:span text:style-name="T4">1</text:span><text:span text:style-name="T2"> – </text:span><text:span text:style-name="T3">Réseaux de neurones</text:span> :</text:h>
      <text:list xml:id="list2958446422" text:style-name="L2">
        <text:list-item>
          <text:p text:style-name="P15">Lien avec la régression linéaire</text:p>
        </text:list-item>
        <text:list-item>
          <text:p text:style-name="P15">Structure générale des réseaux de neurones</text:p>
        </text:list-item>
        <text:list-item>
          <text:p text:style-name="P15">Rupture de la linéarité : les fonctions d’activations</text:p>
        </text:list-item>
        <text:list-item>
          <text:p text:style-name="P15">Convergence des modèles et choix des optimiseurs du taux d’apprentissage</text:p>
        </text:list-item>
        <text:list-item>
          <text:p text:style-name="P15">Problèmes liés à la disparition ou l’explosion de gradient </text:p>
        </text:list-item>
        <text:list-item>
          <text:p text:style-name="P15">Impact et choix d’un batch</text:p>
        </text:list-item>
        <text:list-item>
          <text:p text:style-name="P15">Recherche des hyperparamètres</text:p>
        </text:list-item>
        <text:list-item>
          <text:p text:style-name="P15">Problèmes d’interprétabilité</text:p>
        </text:list-item>
        <text:list-item>
          <text:p text:style-name="P15">La librairie Keras pour implémenter des réseaux de neurones profonds en python</text:p>
        </text:list-item>
        <text:list-item>
          <text:p text:style-name="P17">Implémentation avancée avec le GradientTape</text:p>
        </text:list-item>
      </text:list>
      <text:h text:style-name="P12" text:outline-level="3">Mise en pratique :</text:h>
      <text:list text:style-name="L3">
        <text:list-item>
          <text:p text:style-name="P18">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18">Implémentation d’un réseau de neurones via Keras sur un problème de classification multiclasse. Les stagiaires devront utiliser les concepts de séparation de jeux de données et d’évaluation introduits en partie 2 et déployer un protocole de recherche d’hyperparamètres</text:p>
        </text:list-item>
        <text:list-item>
          <text:p text:style-name="P24">Implémentation de couches et de modèles personnalisés en utilisant le GradientTape</text:p>
        </text:list-item>
      </text:list>
      <text:h text:style-name="P12" text:outline-level="3">Objectif de la partie :</text:h>
      <text:p text:style-name="P5">À l’issue de cette partie, les stagiaires seront en mesure de :</text:p>
      <text:list text:style-name="L4">
        <text:list-item>
          <text:p text:style-name="P29">Concevoir et implémenter des <text:span text:style-name="T3">modèles de réseaux de neurones sur des données tabulaires <text:s/>en Keras pour la régression et la classification</text:span></text:p>
        </text:list-item>
        <text:list-item>
          <text:p text:style-name="P19">Évaluer la performance de leurs modèles et adapter les hyperparamètres pour améliorer l’apprentissage </text:p>
        </text:list-item>
        <text:list-item>
          <text:p text:style-name="P19">Identifier les problèmes d’apprentissage tels que le surapprentissage ou le manque de données et trouver les moyens de les résoudre</text:p>
        </text:list-item>
        <text:list-item>
          <text:p text:style-name="P25">Reproduire un modèle état de l’art non implément<text:span text:style-name="T5">é</text:span> dans la librairie Keras</text:p>
        </text:list-item>
      </text:list>
      <text:h text:style-name="P12" text:outline-level="3">Durée :</text:h>
      <text:p text:style-name="P4"><text:span text:style-name="T2">1,</text:span><text:span text:style-name="T4">5</text:span> <text:span text:style-name="T2">j</text:span>ournée</text:p>
      <text:p text:style-name="P4"/>
      <text:h text:style-name="P10" text:outline-level="2"><text:soft-page-break/>Partie <text:span text:style-name="T4">2</text:span><text:span text:style-name="T2"> – </text:span><text:span text:style-name="T3">Réseaux de neurones à convolutions</text:span> :</text:h>
      <text:list xml:id="list144057526749530" text:continue-list="list2958446422" text:style-name="L2">
        <text:list-item>
          <text:p text:style-name="P16">Traitement <text:s/>de l’image avec de réseau de neurones : les réseaux de neurones à convolutions</text:p>
        </text:list-item>
        <text:list-item>
          <text:p text:style-name="P16">Principe des convolutions</text:p>
        </text:list-item>
        <text:list-item>
          <text:p text:style-name="P16">Autres mécanismes des réseaux à convolutions : pooling, padding et strides</text:p>
        </text:list-item>
        <text:list-item>
          <text:p text:style-name="P17">Architectures modernes de réseaux à convolutions : VGG, EfficientNet, DenseNet, etc.</text:p>
        </text:list-item>
        <text:list-item>
          <text:p text:style-name="P16">Implémentation des réseaux à convolutions dans Keras</text:p>
        </text:list-item>
      </text:list>
      <text:h text:style-name="P13" text:outline-level="3">Mise en pratique :</text:h>
      <text:list text:style-name="L5">
        <text:list-item>
          <text:p text:style-name="P20">Implémentation d’un réseau de neurones à convolutions pour la classification d’un jeu de données de paysage</text:p>
        </text:list-item>
      </text:list>
      <text:h text:style-name="P13" text:outline-level="3">Objectif de la partie :</text:h>
      <text:p text:style-name="P6">À l’issue de cette partie, les stagiaires seront en mesure de :</text:p>
      <text:list text:style-name="L6">
        <text:list-item>
          <text:p text:style-name="P21">Implémenter un modèle de réseaux de neurones pour le traitement automatique d’images</text:p>
        </text:list-item>
        <text:list-item>
          <text:p text:style-name="P26">Définir les modèles pertinents à utiliser en fonction des limitations techniques et des objectifs à réaliser</text:p>
        </text:list-item>
        <text:list-item>
          <text:p text:style-name="P21">Utiliser le transfert d’apprentissage pour améliorer les modèles de traitement automatique d’images</text:p>
        </text:list-item>
      </text:list>
      <text:h text:style-name="P13" text:outline-level="3">Durée :</text:h>
      <text:p text:style-name="P8"><text:span text:style-name="T2">1</text:span> <text:span text:style-name="T3">demi-</text:span><text:span text:style-name="T2">j</text:span>ournée</text:p>
      <text:h text:style-name="P9" text:outline-level="2">Partie <text:span text:style-name="T4">3</text:span><text:span text:style-name="T2"> – </text:span><text:span text:style-name="T3">Auto-encodeurs</text:span> :</text:h>
      <text:list xml:id="list144058480608928" text:continue-list="list144057526749530" text:style-name="L2">
        <text:list-item>
          <text:p text:style-name="P31">La réduction de dimensions <text:span text:style-name="T3">par les réseaux de neurones</text:span></text:p>
        </text:list-item>
        <text:list-item>
          <text:p text:style-name="P15">La structure encodeur-décodeur des auto-encodeurs</text:p>
        </text:list-item>
        <text:list-item>
          <text:p text:style-name="P15">Concept d’embedding </text:p>
        </text:list-item>
        <text:list-item>
          <text:p text:style-name="P15">Notions d’espace latent</text:p>
        </text:list-item>
        <text:list-item>
          <text:p text:style-name="P15">Les utilisations pour d’autres méthodes non supervisées</text:p>
        </text:list-item>
      </text:list>
      <text:h text:style-name="P12" text:outline-level="3">Mise en pratique :</text:h>
      <text:list text:style-name="L7">
        <text:list-item>
          <text:p text:style-name="P22">Implémentation d’un auto-encodeur en keras et visualisation de l’espace latent</text:p>
        </text:list-item>
      </text:list>
      <text:h text:style-name="P12" text:outline-level="3">Objectif de la partie :</text:h>
      <text:p text:style-name="P5">À l’issue de cette partie, les stagiaires seront en mesure de :</text:p>
      <text:list text:style-name="L8">
        <text:list-item>
          <text:p text:style-name="P23">Identifier les modèles avancés basés sur des structures encodeur-décodeur</text:p>
        </text:list-item>
        <text:list-item>
          <text:p text:style-name="P30">Concevoir et implémenter des algorithmes de<text:span text:style-name="T3">s auto-encodeurs sur des tâches d’apprentissage non supervisés</text:span></text:p>
        </text:list-item>
        <text:list-item>
          <text:p text:style-name="P23">Intégrer des modèles auto-encodeurs à des modèles existants de traitements supervisés <text:soft-page-break/>pour réduire la dimensionnalité d’un jeu de données</text:p>
        </text:list-item>
      </text:list>
      <text:h text:style-name="P12" text:outline-level="3">Durée :</text:h>
      <text:p text:style-name="P4"><text:span text:style-name="T2">1</text:span> <text:span text:style-name="T3">demi-</text:span><text:span text:style-name="T2">j</text:span>ournée</text:p>
      <text:h text:style-name="P10" text:outline-level="2">Partie <text:span text:style-name="T4">4</text:span><text:span text:style-name="T2"> – </text:span><text:span text:style-name="T4">Réseaux Récurrents</text:span> :</text:h>
      <text:list xml:id="list144058346170098" text:continue-list="list144058480608928" text:style-name="L2">
        <text:list-item>
          <text:p text:style-name="P17">Réseaux de neurones récurrents</text:p>
        </text:list-item>
        <text:list-item>
          <text:p text:style-name="P17">LSTM</text:p>
        </text:list-item>
        <text:list-item>
          <text:p text:style-name="P17">GRU</text:p>
        </text:list-item>
        <text:list-item>
          <text:p text:style-name="P17">Traitement automatique du texte et de la langue</text:p>
        </text:list-item>
        <text:list-item>
          <text:p text:style-name="P17">Limitations des réseaux récurrents</text:p>
        </text:list-item>
      </text:list>
      <text:h text:style-name="P13" text:outline-level="3">Mise en pratique :</text:h>
      <text:list text:style-name="L9">
        <text:list-item>
          <text:p text:style-name="P27">Création d’un modèle de reconnaissance d’auteurs automatique</text:p>
        </text:list-item>
        <text:list-item>
          <text:p text:style-name="P27">Création d’un modèle de solveur arithmétique sur données textuelles (Traducteur texte → maths)</text:p>
        </text:list-item>
        <text:list-item>
          <text:p text:style-name="P27">Génération automatique de texte</text:p>
        </text:list-item>
      </text:list>
      <text:h text:style-name="P13" text:outline-level="3">Objectif de la partie :</text:h>
      <text:p text:style-name="P6">À l’issue de cette partie, les stagiaires seront en mesure de :</text:p>
      <text:list text:style-name="L10">
        <text:list-item>
          <text:p text:style-name="P28">Traiter automatiquement des données séquentielles</text:p>
        </text:list-item>
        <text:list-item>
          <text:p text:style-name="P28">Classifier des données séquentielles</text:p>
        </text:list-item>
        <text:list-item>
          <text:p text:style-name="P28">Générer des prédictions ou des séquences futures</text:p>
        </text:list-item>
        <text:list-item>
          <text:p text:style-name="P28">Traiter des données vidéos</text:p>
        </text:list-item>
      </text:list>
      <text:h text:style-name="P13" text:outline-level="3">Durée :</text:h>
      <text:p text:style-name="P8"><text:span text:style-name="T2">1</text:span> <text:span text:style-name="T3">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4:40:56.639000000</dc:date>
    <meta:editing-duration>PT7H49M36S</meta:editing-duration>
    <meta:editing-cycles>11</meta:editing-cycles>
    <meta:generator>LibreOffice/7.4.2.3$Windows_X86_64 LibreOffice_project/382eef1f22670f7f4118c8c2dd222ec7ad009daf</meta:generator>
    <meta:document-statistic meta:table-count="0" meta:image-count="0" meta:object-count="0" meta:page-count="4" meta:paragraph-count="90" meta:word-count="881" meta:character-count="5663" meta:non-whitespace-character-count="4914"/>
  </office:meta>
</office:document-meta>
</file>